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40.57mm"/>
    </style:style>
    <style:style style:name="Table3.C" style:family="table-column">
      <style:table-column-properties style:column-width="35.9mm"/>
    </style:style>
    <style:style style:name="Table3.D" style:family="table-column">
      <style:table-column-properties style:column-width="35.88mm"/>
    </style:style>
    <style:style style:name="Table3.E" style:family="table-column">
      <style:table-column-properties style:column-width="35.82mm"/>
    </style:style>
    <style:style style:name="Table3.A1" style:family="table-cell">
      <style:table-cell-properties fo:padding="0.97mm" fo:border="none"/>
    </style:style>
    <style:style style:name="Table3.B3" style:family="table-cell">
      <style:table-cell-properties fo:background-color="transparent" fo:padding="0.97mm" fo:border-left="none" fo:border-right="none" fo:border-top="none" fo:border-bottom="1pt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44.86mm"/>
    </style:style>
    <style:style style:name="Table66.E" style:family="table-column">
      <style:table-column-properties style:column-width="26.85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List_20_1" style:list-style-name="List_20_1"/>
    <style:style style:name="P2" style:family="paragraph" style:parent-style-name="List_20_1_20_End" style:list-style-name="List_20_1"/>
    <style:style style:name="P3" style:family="paragraph" style:parent-style-name="Standard">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text-properties fo:language="en" fo:country="US" fo:background-color="transparent"/>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style>
    <style:style style:name="P8" style:family="paragraph" style:parent-style-name="Default_5f_ntt">
      <style:text-properties fo:language="en" fo:country="US"/>
    </style:style>
    <style:style style:name="P9" style:family="paragraph" style:parent-style-name="Default_5f_ntt">
      <style:text-properties fo:language="en" fo:country="US" fo:font-style="normal" style:font-style-asian="normal" style:font-style-complex="normal"/>
    </style:style>
    <style:style style:name="P10" style:family="paragraph" style:parent-style-name="Standard">
      <style:paragraph-properties fo:text-align="center" style:justify-single-word="false"/>
    </style:style>
    <style:style style:name="P11" style:family="paragraph" style:parent-style-name="Standard">
      <style:text-properties fo:language="en" fo:country="US" fo:background-color="transparent"/>
    </style:style>
    <style:style style:name="P12" style:family="paragraph" style:parent-style-name="Standard">
      <style:text-properties fo:language="en" fo:country="US" officeooo:paragraph-rsid="0019dd0f" fo:background-color="transparent"/>
    </style:style>
    <style:style style:name="P13" style:family="paragraph" style:parent-style-name="Standard">
      <style:text-properties fo:language="en" fo:country="US" officeooo:rsid="001b437a" officeooo:paragraph-rsid="001b437a" fo:background-color="transparent"/>
    </style:style>
    <style:style style:name="P14" style:family="paragraph" style:parent-style-name="Standard">
      <style:text-properties officeooo:rsid="001b437a" officeooo:paragraph-rsid="001b437a"/>
    </style:style>
    <style:style style:name="P15" style:family="paragraph" style:parent-style-name="Heading_20_2" style:master-page-name="First_20_Page">
      <style:paragraph-properties style:page-number="auto" fo:break-before="page"/>
      <style:text-properties officeooo:paragraph-rsid="000de829"/>
    </style:style>
    <style:style style:name="P16" style:family="paragraph" style:parent-style-name="List_20_1" style:list-style-name="List_20_1"/>
    <style:style style:name="P17" style:family="paragraph" style:parent-style-name="List_20_1_20_End" style:list-style-name="List_20_1"/>
    <style:style style:name="P1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fo:background-color="transparent" loext:char-shading-value="0"/>
    </style:style>
    <style:style style:name="T2" style:family="text">
      <style:text-properties fo:font-style="italic" style:font-style-asian="italic" style:font-style-complex="italic"/>
    </style:style>
    <style:style style:name="T3" style:family="text">
      <style:text-properties officeooo:rsid="00194124"/>
    </style:style>
    <style:style style:name="T4" style:family="text">
      <style:text-properties officeooo:rsid="0017bf3b"/>
    </style:style>
    <style:style style:name="T5" style:family="text">
      <style:text-properties fo:language="en" fo:country="US"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94124" style:font-style-asian="normal" style:font-style-complex="normal"/>
    </style:style>
    <style:style style:name="T8" style:family="text">
      <style:text-properties fo:font-style="italic" style:font-style-asian="italic" style:font-style-complex="italic"/>
    </style:style>
    <style:style style:name="T9" style:family="text">
      <style:text-properties fo:background-color="#ffff00" loext:char-shading-value="0"/>
    </style:style>
    <style:style style:name="T10" style:family="text">
      <style:text-properties officeooo:rsid="000a2310"/>
    </style:style>
    <style:style style:name="T11" style:family="text">
      <style:text-properties officeooo:rsid="0017bf3b"/>
    </style:style>
    <style:style style:name="T12" style:family="text">
      <style:text-properties officeooo:rsid="00194124"/>
    </style:style>
    <style:style style:name="T13" style:family="text">
      <style:text-properties officeooo:rsid="0019dd0f"/>
    </style:style>
    <style:style style:name="T14" style:family="text">
      <style:text-properties officeooo:rsid="001c6eae"/>
    </style:style>
    <style:style style:name="T15"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60521056" text:id="ct60521056">
          <text:insertion>
            <office:change-info>
              <dc:creator>Denis Kotlar</dc:creator>
              <dc:date>2017-02-12T14:44:00</dc:date>
            </office:change-info>
          </text:insertion>
        </text:changed-region>
        <text:changed-region xml:id="ct48141088" text:id="ct48141088">
          <text:insertion>
            <office:change-info>
              <dc:creator>Denis Kotlar</dc:creator>
              <dc:date>2017-02-12T14:45:00</dc:date>
            </office:change-info>
          </text:insertion>
        </text:changed-region>
        <text:changed-region xml:id="ct47816976" text:id="ct47816976">
          <text:deletion>
            <office:change-info>
              <dc:creator>Denis Kotlar</dc:creator>
              <dc:date>2017-02-02T18:04:00</dc:date>
            </office:change-info>
            <text:list xml:id="list3433865165901135437" text:style-name="List_20_1">
              <text:list-item>
                <text:p text:style-name="P1">:</text:p>
              </text:list-item>
            </text:list>
          </text:deletion>
        </text:changed-region>
        <text:changed-region xml:id="ct47821136" text:id="ct47821136">
          <text:deletion>
            <office:change-info>
              <dc:creator>Denis Kotlar</dc:creator>
              <dc:date>2017-02-02T18:04:00</dc:date>
            </office:change-info>
            <text:list xml:id="list153158334253299" text:continue-numbering="true" text:style-name="List_20_1">
              <text:list-item>
                <text:p text:style-name="P1">EXTernal – enables the triggering by an externally applied signal <text:span text:style-name="T1">at the Channel 1 Digital IN connector.</text:span></text:p>
              </text:list-item>
              <text:list-item>
                <text:p text:style-name="P1"><text:span text:style-name="T1"/></text:p>
              </text:list-item>
            </text:list>
          </text:deletion>
        </text:changed-region>
        <text:changed-region xml:id="ct47344560" text:id="ct47344560">
          <text:deletion>
            <office:change-info>
              <dc:creator>Denis Kotlar</dc:creator>
              <dc:date>2017-02-12T14:42:00</dc:date>
            </office:change-info>
            <text:list xml:id="list153158627528035" text:continue-numbering="true" text:style-name="List_20_1">
              <text:list-item>
                <text:p text:style-name="P1"><office:annotation><dc:creator>Denis Kotlar</dc:creator><dc:date>2016-10-10T10:39:51</dc:date><text:p text:style-name="P18"><text:span text:style-name="T16">Candidate for v1.0</text:span></text:p></office:annotation>KEY</text:p>
              </text:list-item>
            </text:list>
          </text:deletion>
        </text:changed-region>
        <text:changed-region xml:id="ct59782016" text:id="ct59782016">
          <text:insertion>
            <office:change-info>
              <dc:creator>Denis Kotlar</dc:creator>
              <dc:date>2017-02-12T14:42:00</dc:date>
            </office:change-info>
          </text:insertion>
        </text:changed-region>
        <text:changed-region xml:id="ct55812864" text:id="ct55812864">
          <text:deletion>
            <office:change-info>
              <dc:creator>Denis Kotlar</dc:creator>
              <dc:date>2017-02-12T14:43:00</dc:date>
            </office:change-info>
            <text:list xml:id="list153159870115370" text:continue-numbering="true" text:style-name="List_20_1">
              <text:list-item>
                <text:p text:style-name="P1">local console (front panel) </text:p>
              </text:list-item>
            </text:list>
          </text:deletion>
        </text:changed-region>
        <text:changed-region xml:id="ct48117888" text:id="ct48117888">
          <text:deletion>
            <office:change-info>
              <dc:creator>Denis Kotlar</dc:creator>
              <dc:date>2017-02-12T14:43:00</dc:date>
            </office:change-info>
            <text:list xml:id="list153159076427491" text:continue-numbering="true" text:style-name="List_20_1">
              <text:list-item>
                <text:p text:style-name="P1"><text:s/>the <text:span text:style-name="T2">Trigger</text:span></text:p>
              </text:list-item>
            </text:list>
          </text:deletion>
        </text:changed-region>
        <text:changed-region xml:id="ct48399600" text:id="ct48399600">
          <text:insertion>
            <office:change-info>
              <dc:creator>Denis Kotlar</dc:creator>
              <dc:date>2017-02-12T14:43:00</dc:date>
            </office:change-info>
          </text:insertion>
        </text:changed-region>
        <text:changed-region xml:id="ct47264064" text:id="ct47264064">
          <text:insertion>
            <office:change-info>
              <dc:creator>Denis Kotlar</dc:creator>
              <dc:date>2017-02-12T14:43:00</dc:date>
            </office:change-info>
          </text:insertion>
        </text:changed-region>
        <text:changed-region xml:id="ct47273648" text:id="ct47273648">
          <text:deletion>
            <office:change-info>
              <dc:creator>Denis Kotlar</dc:creator>
              <dc:date>2017-02-12T14:43:00</dc:date>
            </office:change-info>
            <text:list xml:id="list153160123865930" text:continue-numbering="true" text:style-name="List_20_1">
              <text:list-item>
                <text:p text:style-name="P1"><text:span text:style-name="T3">button that will be displayed on the local console when this option is selected</text:span></text:p>
              </text:list-item>
            </text:list>
          </text:deletion>
        </text:changed-region>
        <text:changed-region xml:id="ct47852912" text:id="ct47852912">
          <text:deletion>
            <office:change-info>
              <dc:creator>Denis Kotlar</dc:creator>
              <dc:date>2017-02-02T18:04:00</dc:date>
            </office:change-info>
            <text:list xml:id="list153159597618025" text:continue-numbering="true" text:style-name="List_20_1">
              <text:list-item>
                <text:p text:style-name="P2"><office:annotation><dc:creator>Denis Kotlar</dc:creator><dc:date>2016-12-23T18:37:23</dc:date><loext:sender-initials>DK</loext:sender-initials><text:p text:style-name="P18"><text:span text:style-name="T15">Candidate for v1.0</text:span></text:p></office:annotation></text:p>
              </text:list-item>
            </text:list>
          </text:deletion>
        </text:changed-region>
        <text:changed-region xml:id="ct90724048" text:id="ct90724048">
          <text:insertion>
            <office:change-info>
              <dc:creator>Denis Kotlar</dc:creator>
              <dc:date>2017-02-12T15:24:00</dc:date>
            </office:change-info>
          </text:insertion>
        </text:changed-region>
        <text:changed-region xml:id="ct48521280" text:id="ct48521280">
          <text:deletion>
            <office:change-info>
              <dc:creator>Denis Kotlar</dc:creator>
              <dc:date>2017-02-12T14:42:00</dc:date>
            </office:change-info>
            <text:p text:style-name="P3">EXT|</text:p>
          </text:deletion>
        </text:changed-region>
        <text:changed-region xml:id="ct59720320" text:id="ct59720320">
          <text:insertion>
            <office:change-info>
              <dc:creator>Denis Kotlar</dc:creator>
              <dc:date>2017-02-12T14:43:00</dc:date>
            </office:change-info>
          </text:insertion>
        </text:changed-region>
        <text:changed-region xml:id="ct46596128" text:id="ct46596128">
          <text:deletion>
            <office:change-info>
              <dc:creator>Denis Kotlar</dc:creator>
              <dc:date>2017-02-12T14:43:00</dc:date>
            </office:change-info>
            <text:p text:style-name="P3"><text:span text:style-name="T4">KEY</text:span></text:p>
          </text:deletion>
        </text:changed-region>
        <text:changed-region xml:id="ct92136144" text:id="ct92136144">
          <text:insertion>
            <office:change-info>
              <dc:creator>Denis Kotlar</dc:creator>
              <dc:date>2017-02-12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365967481680950724" text:style-name="Outline">
        <text:list-item>
          <text:list>
            <text:list-item>
              <text:h text:style-name="P15" text:outline-level="2">TRIGger</text:h>
            </text:list-item>
          </text:list>
        </text:list-item>
      </text:list>
      <text:p text:style-name="Standard">The PSU's triggering system allows a change in output voltage and current when receiving a trigger, to select a trigger source, and to insert a trigger. Triggering the PSU is a multi-step process, for example:</text:p>
      <text:list xml:id="list153159769799235" text:continue-list="list153159597618025" text:style-name="List_20_1">
        <text:list-item>
          <text:p text:style-name="List_20_1_20_Start">An output has to be selected (the INSTrument:SELect command) following by configuring the PSU for the triggered output level by using CURRent:TRIGgered and VOLTage:TRIGgered commands.</text:p>
        </text:list-item>
        <text:list-item>
          <text:p text:style-name="List_20_1">The source from which the PSU will accept the trigger must be specified. The PSU could accept e.g. a BUS (software) trigger or an IMMediate trigger from the remote interface.</text:p>
        </text:list-item>
        <text:list-item>
          <text:p text:style-name="List_20_1">The time delay between the detection of the trigger on the specified trigger source and the start of any corresponding output change can be programmed if needed. Such time delay is valid only for the BUS trigger source.</text:p>
        </text:list-item>
        <text:list-item>
          <text:p text:style-name="List_20_1">Trigger programming is completed by providing an INITiate[:IMMediate] command. If the IMMediate source is selected, the selected output is set to the triggered level immediately. But if the trigger source is the BUS, the PSU is set to the triggered level after receiving the *TRG command.</text:p>
        </text:list-item>
      </text:list>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TRIGger</text:p>
          </table:table-cell>
          <table:table-cell table:style-name="Table65.A2" office:value-type="string">
            <text:p text:style-name="P5"/>
          </table:table-cell>
        </table:table-row>
        <table:table-row>
          <table:table-cell table:style-name="Table65.A2" office:value-type="string">
            <text:p text:style-name="scpi1">[:SEQuence]</text:p>
          </table:table-cell>
          <table:table-cell table:style-name="Table65.A2" office:value-type="string">
            <text:p text:style-name="Standard"/>
          </table:table-cell>
        </table:table-row>
        <table:table-row>
          <table:table-cell table:style-name="Table65.A2" office:value-type="string">
            <text:p text:style-name="scpi2"><text:a xlink:type="simple" xlink:href="#trig_imm" text:style-name="Internet_20_link" text:visited-style-name="Visited_20_Internet_20_Link">[:IMMediate]</text:a></text:p>
          </table:table-cell>
          <table:table-cell table:style-name="Table65.A2" office:value-type="string">
            <text:p text:style-name="Standard"/>
          </table:table-cell>
        </table:table-row>
        <table:table-row>
          <table:table-cell table:style-name="Table65.A2" office:value-type="string">
            <text:p text:style-name="scpi2"><text:a xlink:type="simple" xlink:href="#trig_del" text:style-name="Internet_20_link" text:visited-style-name="Visited_20_Internet_20_Link">:DELay {&lt;delay&gt;}</text:a></text:p>
          </table:table-cell>
          <table:table-cell table:style-name="Table65.A2" office:value-type="string">
            <text:p text:style-name="Standard">Sets the time delay between the detection of a trigger event and the start of any corresponding trigger action</text:p>
          </table:table-cell>
        </table:table-row>
        <table:table-row>
          <table:table-cell table:style-name="Table65.A2" office:value-type="string">
            <text:p text:style-name="scpi2"><text:a xlink:type="simple" xlink:href="#trig_slop" text:style-name="Internet_20_link" text:visited-style-name="Visited_20_Internet_20_Link">:SLOPe {polarity}</text:a></text:p>
          </table:table-cell>
          <table:table-cell table:style-name="Table65.A2" office:value-type="string">
            <text:p text:style-name="Standard">Sets the polarity of the EXTernal trigger signal </text:p>
          </table:table-cell>
        </table:table-row>
        <table:table-row>
          <table:table-cell table:style-name="Table65.A2" office:value-type="string">
            <text:p text:style-name="scpi2"><text:a xlink:type="simple" xlink:href="#trig_sour" text:style-name="Internet_20_link" text:visited-style-name="Visited_20_Internet_20_Link">:SOURce {&lt;source&gt;}</text:a></text:p>
          </table:table-cell>
          <table:table-cell table:style-name="Table65.A2" office:value-type="string">
            <text:p text:style-name="P5">Sets the trigger source</text:p>
          </table:table-cell>
        </table:table-row>
      </table:table>
      <text:list xml:id="list153158723665930" text:continue-list="list5365967481680950724" text:style-name="Outline">
        <text:list-item>
          <text:list>
            <text:list-item>
              <text:list>
                <text:list-item>
                  <text:h text:style-name="Heading_20_3" text:outline-level="3"><text:bookmark text:name="trig_imm"/>TRIGger[:SEQuence][:IMMediate]</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4">Syntax</text:p>
          </table:table-cell>
          <table:table-cell table:style-name="Table2.A1" office:value-type="string">
            <text:p text:style-name="cmd_5f_root"><office:annotation><dc:creator>Denis Kotlar</dc:creator><dc:date>2016-10-10T21:07:47</dc:date><text:p text:style-name="P18"><text:span text:style-name="T17">This command is questionable. It can be found only on one Agilent model. It looks as equivalent for INITialize when <text:s/>TRIG:SOUR IMM</text:span></text:p></office:annotation>TRIGger[:SEQuence][:IMMediate]</text:p>
          </table:table-cell>
        </table:table-row>
        <table:table-row>
          <table:table-cell table:style-name="Table2.A1" office:value-type="string">
            <text:p text:style-name="P4">Description</text:p>
          </table:table-cell>
          <table:table-cell table:style-name="Table2.A1" office:value-type="string">
            <text:p text:style-name="P5">This event command causes a defined LIST to immediately start without the selected trigger occurring. </text:p>
          </table:table-cell>
        </table:table-row>
        <table:table-row>
          <table:table-cell table:style-name="Table2.A1" office:value-type="string">
            <text:p text:style-name="P8"><text:span text:style-name="T6">Usage</text:span><text:span text:style-name="T2"> </text:span><text:span text:style-name="T6">example</text:span></text:p>
          </table:table-cell>
          <table:table-cell table:style-name="Table2.A1" office:value-type="string">
            <text:p text:style-name="cmd_5f_code">TRIG</text:p>
          </table:table-cell>
        </table:table-row>
        <table:table-row>
          <table:table-cell table:style-name="Table2.A1" office:value-type="string">
            <text:p text:style-name="P8">Related Commands</text:p>
          </table:table-cell>
          <table:table-cell table:style-name="Table2.A1" office:value-type="string">
            <text:p text:style-name="Standard">*TRG</text:p>
          </table:table-cell>
        </table:table-row>
      </table:table>
      <text:list xml:id="list153160265968739" text:continue-numbering="true" text:style-name="Outline">
        <text:list-item>
          <text:list>
            <text:list-item>
              <text:list>
                <text:list-item>
                  <text:h text:style-name="Heading_20_3" text:outline-level="3"><text:bookmark text:name="trig_del"/>TRIGger[:SEQuence]:DELay</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Syntax</text:p>
          </table:table-cell>
          <table:table-cell table:style-name="Table1.A1" table:number-columns-spanned="4" office:value-type="string">
            <text:p text:style-name="cmd_5f_root">TRIGger[:SEQuence]:DELay {&lt;time&gt;}</text:p>
            <text:p text:style-name="cmd_5f_root">TRIGger[:SEQuence]:DELay?</text:p>
          </table:table-cell>
          <table:covered-table-cell/>
          <table:covered-table-cell/>
          <table:covered-table-cell/>
        </table:table-row>
        <table:table-row>
          <table:table-cell table:style-name="Table1.A1" office:value-type="string">
            <text:p text:style-name="P4">Description</text:p>
          </table:table-cell>
          <table:table-cell table:style-name="Table1.A1" table:number-columns-spanned="4" office:value-type="string">
            <text:p text:style-name="P5">This command sets the time delay between the detection of an event on the specified </text:p>
            <text:p text:style-name="P5">trigger source and the start of any corresponding trigger action on the PSU output. </text:p>
          </table:table-cell>
          <table:covered-table-cell/>
          <table:covered-table-cell/>
          <table:covered-table-cell/>
        </table:table-row>
        <table:table-row>
          <table:table-cell table:style-name="Table1.A1" office:value-type="string">
            <text:p text:style-name="P4">Parameters</text:p>
          </table:table-cell>
          <table:table-cell table:style-name="Table1.B3" office:value-type="string">
            <text:p text:style-name="P6">Name</text:p>
          </table:table-cell>
          <table:table-cell table:style-name="Table1.B3" office:value-type="string">
            <text:p text:style-name="P6">Type</text:p>
          </table:table-cell>
          <table:table-cell table:style-name="Table1.B3" office:value-type="string">
            <text:p text:style-name="P6">Range</text:p>
          </table:table-cell>
          <table:table-cell table:style-name="Table1.B3" office:value-type="string">
            <text:p text:style-name="P6">Default</text:p>
          </table:table-cell>
        </table:table-row>
        <table:table-row>
          <table:table-cell table:style-name="Table1.A1" office:value-type="string">
            <text:p text:style-name="Standard"/>
          </table:table-cell>
          <table:table-cell table:style-name="Table1.A1" office:value-type="string">
            <text:p text:style-name="P4">&lt;delay&gt;</text:p>
          </table:table-cell>
          <table:table-cell table:style-name="Table1.A1" office:value-type="string">
            <text:p text:style-name="P6">Numeric</text:p>
          </table:table-cell>
          <table:table-cell table:style-name="Table1.A1" office:value-type="string">
            <text:p text:style-name="P3">0 – 3600|MIN|MAX</text:p>
          </table:table-cell>
          <table:table-cell table:style-name="Table1.A1" office:value-type="string">
            <text:p text:style-name="P6">MIN</text:p>
          </table:table-cell>
        </table:table-row>
        <table:table-row>
          <table:table-cell table:style-name="Table1.A1" office:value-type="string">
            <text:p text:style-name="P9">Return</text:p>
          </table:table-cell>
          <table:table-cell table:style-name="Table1.A1" table:number-columns-spanned="4" office:value-type="string">
            <text:p text:style-name="P4">The query command returns the programmed delay in seconds.</text:p>
          </table:table-cell>
          <table:covered-table-cell/>
          <table:covered-table-cell/>
          <table:covered-table-cell/>
        </table:table-row>
        <table:table-row>
          <table:table-cell table:style-name="Table1.A1" office:value-type="string">
            <text:p text:style-name="P8"><text:span text:style-name="T6">Usage</text:span><text:span text:style-name="T2"> </text:span><text:span text:style-name="T6">example</text:span></text:p>
          </table:table-cell>
          <table:table-cell table:style-name="Table1.A1" table:number-columns-spanned="4" office:value-type="string">
            <text:p text:style-name="cmd_5f_code">TRIG:DEL 10</text:p>
          </table:table-cell>
          <table:covered-table-cell/>
          <table:covered-table-cell/>
          <table:covered-table-cell/>
        </table:table-row>
        <table:table-row>
          <table:table-cell table:style-name="Table1.A1" office:value-type="string">
            <text:p text:style-name="P8">Related Commands</text:p>
          </table:table-cell>
          <table:table-cell table:style-name="Table1.A1" table:number-columns-spanned="4" office:value-type="string">
            <text:p text:style-name="Standard"/>
          </table:table-cell>
          <table:covered-table-cell/>
          <table:covered-table-cell/>
          <table:covered-table-cell/>
        </table:table-row>
      </table:table>
      <text:list xml:id="list153160103813409" text:continue-numbering="true" text:style-name="Outline">
        <text:list-item>
          <text:list>
            <text:list-item>
              <text:list>
                <text:list-item>
                  <text:h text:style-name="Heading_20_3" text:outline-level="3"><text:bookmark text:name="trig_slop"/>TRIGger[:SEQuence]:SLOPe</text:h>
                </text:list-item>
              </text:list>
            </text:list-item>
          </text:list>
        </text:list-item>
      </text:list>
      <text:p text:style-name="Standard"/>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table-cell table:style-name="Table3.A1" office:value-type="string">
            <text:p text:style-name="P4">Syntax</text:p>
          </table:table-cell>
          <table:table-cell table:style-name="Table3.A1" table:number-columns-spanned="4" office:value-type="string">
            <text:p text:style-name="cmd_5f_root">TRIGger[:SEQuence]:SLOPe {&lt;polarity&gt;}</text:p>
            <text:p text:style-name="cmd_5f_root">TRIGger[:SEQuence]:SLOPe?</text:p>
          </table:table-cell>
          <table:covered-table-cell/>
          <table:covered-table-cell/>
          <table:covered-table-cell/>
        </table:table-row>
        <table:table-row>
          <table:table-cell table:style-name="Table3.A1" office:value-type="string">
            <text:p text:style-name="P4">Description</text:p>
          </table:table-cell>
          <table:table-cell table:style-name="Table3.A1" table:number-columns-spanned="4" office:value-type="string">
            <text:p text:style-name="P12">This command sets the polarity of the signal present at the Channel 1 Digital IN <text:span text:style-name="T10">pin</text:span> (applicable if the TRIGger[:SEQuence]:SOURce EXTernal command is executed). <text:change-start text:change-id="ct60521056"/></text:p>
            <text:p text:style-name="P12"><text:span text:style-name="T13">The slope type is edge not level, </text:span><text:change-end text:change-id="ct60521056"/><text:change-start text:change-id="ct48141088"/><text:span text:style-name="T13">hence transition from one state to another will be used for triggering.</text:span><text:change-end text:change-id="ct48141088"/></text:p>
          </table:table-cell>
          <table:covered-table-cell/>
          <table:covered-table-cell/>
          <table:covered-table-cell/>
        </table:table-row>
        <table:table-row>
          <table:table-cell table:style-name="Table3.A1" office:value-type="string">
            <text:p text:style-name="P4">Parameters</text:p>
          </table:table-cell>
          <table:table-cell table:style-name="Table3.B3" office:value-type="string">
            <text:p text:style-name="P6">Name</text:p>
          </table:table-cell>
          <table:table-cell table:style-name="Table3.B3" office:value-type="string">
            <text:p text:style-name="P6">Type</text:p>
          </table:table-cell>
          <table:table-cell table:style-name="Table3.B3" office:value-type="string">
            <text:p text:style-name="P6">Range</text:p>
          </table:table-cell>
          <table:table-cell table:style-name="Table3.B3" office:value-type="string">
            <text:p text:style-name="P6">Default</text:p>
          </table:table-cell>
        </table:table-row>
        <table:table-row>
          <table:table-cell table:style-name="Table3.A1" office:value-type="string">
            <text:p text:style-name="Standard"/>
          </table:table-cell>
          <table:table-cell table:style-name="Table3.A1" office:value-type="string">
            <text:p text:style-name="P4">&lt;polarity&gt;</text:p>
          </table:table-cell>
          <table:table-cell table:style-name="Table3.A1" office:value-type="string">
            <text:p text:style-name="P6">Discrete</text:p>
          </table:table-cell>
          <table:table-cell table:style-name="Table3.A1" office:value-type="string">
            <text:p text:style-name="P3">POSitive|NEGative</text:p>
          </table:table-cell>
          <table:table-cell table:style-name="Table3.A1" office:value-type="string">
            <text:p text:style-name="P6">POSitive</text:p>
          </table:table-cell>
        </table:table-row>
        <table:table-row>
          <table:table-cell table:style-name="Table3.A1" office:value-type="string">
            <text:p text:style-name="P9">Return</text:p>
          </table:table-cell>
          <table:table-cell table:style-name="Table3.A1" table:number-columns-spanned="4" office:value-type="string">
            <text:p text:style-name="P4">The query command returns the programmed trigger subsystem source.</text:p>
          </table:table-cell>
          <table:covered-table-cell/>
          <table:covered-table-cell/>
          <table:covered-table-cell/>
        </table:table-row>
        <table:table-row>
          <table:table-cell table:style-name="Table3.A1" office:value-type="string">
            <text:p text:style-name="P8"><text:span text:style-name="T6">Usage</text:span><text:span text:style-name="T2"> </text:span><text:span text:style-name="T6">example</text:span></text:p>
          </table:table-cell>
          <table:table-cell table:style-name="Table3.A1" table:number-columns-spanned="4" office:value-type="string">
            <text:p text:style-name="cmd_5f_code"/>
          </table:table-cell>
          <table:covered-table-cell/>
          <table:covered-table-cell/>
          <table:covered-table-cell/>
        </table:table-row>
        <table:table-row>
          <table:table-cell table:style-name="Table3.A1" office:value-type="string">
            <text:p text:style-name="P8">Related Commands</text:p>
          </table:table-cell>
          <table:table-cell table:style-name="Table3.A1" table:number-columns-spanned="4" office:value-type="string">
            <text:p text:style-name="P5">TRIGger[:SEQuence]:SOURce</text:p>
          </table:table-cell>
          <table:covered-table-cell/>
          <table:covered-table-cell/>
          <table:covered-table-cell/>
        </table:table-row>
      </table:table>
      <text:list xml:id="list153159210769796" text:continue-numbering="true" text:style-name="Outline">
        <text:list-item>
          <text:list>
            <text:list-item>
              <text:list>
                <text:list-item>
                  <text:h text:style-name="Heading_20_3" text:outline-level="3"><text:bookmark text:name="trig_sour"/>TRIGger[:SEQuence]:SOURce</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4">Syntax</text:p>
          </table:table-cell>
          <table:table-cell table:style-name="Table66.A1" table:number-columns-spanned="4" office:value-type="string">
            <text:p text:style-name="cmd_5f_root">TRIGger[:SEQuence]:SOURce {&lt;source&gt;}</text:p>
            <text:p text:style-name="cmd_5f_root">TRIGger[:SEQuence]:SOURce?</text:p>
          </table:table-cell>
          <table:covered-table-cell/>
          <table:covered-table-cell/>
          <table:covered-table-cell/>
        </table:table-row>
        <table:table-row>
          <table:table-cell table:style-name="Table66.A1" office:value-type="string">
            <text:p text:style-name="P4">Description</text:p>
          </table:table-cell>
          <table:table-cell table:style-name="Table66.A1" table:number-columns-spanned="4" office:value-type="string">
            <text:p text:style-name="P5">This command selects the source from which the PSU will accept a trigger.</text:p>
            <text:list xml:id="list153158787233968" text:continue-list="list153159769799235" text:style-name="List_20_1">
              <text:list-item>
                <text:p text:style-name="List_20_1_20_Start">BUS – enables LAN and serial (via USB)<text:span text:style-name="T1"> triggering using the *TRG command.</text:span></text:p>
              </text:list-item>
              <text:list-item>
                <text:p text:style-name="List_20_1">IMMediate – the PSU executes a complete trigger operation immediately after executing the <text:change text:change-id="ct47816976"/>INITiate command without delay.<text:change text:change-id="ct47821136"/></text:p>
              </text:list-item>
              <text:list-item>
                <text:p text:style-name="List_20_1"><text:change text:change-id="ct47344560"/><text:change-start text:change-id="ct59782016"/><text:span text:style-name="T4">MANual</text:span><text:change-end text:change-id="ct59782016"/> – enables <text:change text:change-id="ct55812864"/>triggering by selecting<text:change text:change-id="ct48117888"/><text:change-start text:change-id="ct48399600"/><text:span text:style-name="T2"> </text:span><text:span text:style-name="T7">the encoder knob</text:span><text:change-end text:change-id="ct48399600"/> <text:change-start text:change-id="ct47264064"/><text:span text:style-name="T3">switch</text:span><text:change-end text:change-id="ct47264064"/><text:change text:change-id="ct47273648"/>.</text:p>
              </text:list-item>
              <text:list-item>
                <text:p text:style-name="List_20_1_20_End"><text:change text:change-id="ct47852912"/>PIN&lt;n&gt; – selects a digital port pin configured as a trigger input. &lt;n&gt; specifies the pin number (it’s always 1).</text:p>
              </text:list-item>
            </text:list>
            <text:p text:style-name="P5">When the trigger source is set to BUS, the *WAI command can ensure the synchronization. After executing the *WAI command, the PSU will only execute new command when all the pending operations are completed.</text:p>
            <text:p text:style-name="P5">Also when the trigger source is set to BUS, you can use the *OPC command to report that the operation is completed. The *OPC? command will return “1” to the output buffer and the *OPC command will set the bit 0 (OPC bit, operation complete) in the standard event register when the operation is finished.</text:p>
            <text:p text:style-name="P5"/>
            <text:p text:style-name="P5">The wait for the BUS, EXTernal, or KEY trigger can be bypassed by sending the</text:p>
            <text:p text:style-name="P5"><text:span text:style-name="T9">TRIGger[:SEQuence][:IMMediate]</text:span> command.<text:change-start text:change-id="ct90724048"/></text:p>
            <text:p text:style-name="P5"/>
            <text:p text:style-name="P13">The APPLy command automatically sets the source to I<text:span text:style-name="T14">MM</text:span>ediate.<text:change-end text:change-id="ct90724048"/></text:p>
          </table:table-cell>
          <table:covered-table-cell/>
          <table:covered-table-cell/>
          <table:covered-table-cell/>
        </table:table-row>
        <table:table-row>
          <table:table-cell table:style-name="Table66.A1" office:value-type="string">
            <text:p text:style-name="P4">Parameters</text:p>
          </table:table-cell>
          <table:table-cell table:style-name="Table66.B3" office:value-type="string">
            <text:p text:style-name="P6">Name</text:p>
          </table:table-cell>
          <table:table-cell table:style-name="Table66.B3" office:value-type="string">
            <text:p text:style-name="P6">Type</text:p>
          </table:table-cell>
          <table:table-cell table:style-name="Table66.B3" office:value-type="string">
            <text:p text:style-name="P6">Range</text:p>
          </table:table-cell>
          <table:table-cell table:style-name="Table66.B3" office:value-type="string">
            <text:p text:style-name="P6">Default</text:p>
          </table:table-cell>
        </table:table-row>
        <table:table-row>
          <table:table-cell table:style-name="Table66.A1" office:value-type="string">
            <text:p text:style-name="Standard"/>
          </table:table-cell>
          <table:table-cell table:style-name="Table66.A1" office:value-type="string">
            <text:p text:style-name="P4">&lt;source&gt;</text:p>
          </table:table-cell>
          <table:table-cell table:style-name="Table66.A1" office:value-type="string">
            <text:p text:style-name="P6">Discrete</text:p>
          </table:table-cell>
          <table:table-cell table:style-name="Table66.A1" office:value-type="string">
            <text:p text:style-name="P3">BUS|IMM|<text:change text:change-id="ct48521280"/><text:change-start text:change-id="ct59720320"/><text:span text:style-name="T4">MAN</text:span><text:change-end text:change-id="ct59720320"/><text:change text:change-id="ct46596128"/><text:span text:style-name="T4">|PIN1</text:span></text:p>
          </table:table-cell>
          <table:table-cell table:style-name="Table66.A1" office:value-type="string">
            <text:p text:style-name="P6">–</text:p>
          </table:table-cell>
        </table:table-row>
        <table:table-row>
          <table:table-cell table:style-name="Table66.A1" office:value-type="string">
            <text:p text:style-name="P9">Return</text:p>
          </table:table-cell>
          <table:table-cell table:style-name="Table66.A1" table:number-columns-spanned="4" office:value-type="string">
            <text:p text:style-name="P4">The query command returns the programmed trigger subsystem source.</text:p>
          </table:table-cell>
          <table:covered-table-cell/>
          <table:covered-table-cell/>
          <table:covered-table-cell/>
        </table:table-row>
        <table:table-row>
          <table:table-cell table:style-name="Table66.A1" office:value-type="string">
            <text:p text:style-name="P8"><text:span text:style-name="T6">Usage</text:span><text:span text:style-name="T2"> </text:span><text:span text:style-name="T6">example</text:span></text:p>
          </table:table-cell>
          <table:table-cell table:style-name="Table66.A1" table:number-columns-spanned="4" office:value-type="string">
            <text:p text:style-name="cmd_5f_code">TRIG:SOUR BUS</text:p>
            <text:p text:style-name="cmd_5f_code">TRIG:SOUR?</text:p>
            <text:p text:style-name="cmd_5f_code_20_Start">BUS</text:p>
          </table:table-cell>
          <table:covered-table-cell/>
          <table:covered-table-cell/>
          <table:covered-table-cell/>
        </table:table-row>
        <table:table-row>
          <table:table-cell table:style-name="Table66.A1" office:value-type="string">
            <text:p text:style-name="P8">Related Commands</text:p>
          </table:table-cell>
          <table:table-cell table:style-name="Table66.A1" table:number-columns-spanned="4" office:value-type="string">
            <text:p text:style-name="Standard">*OPC</text:p>
            <text:p text:style-name="Standard">*RST</text:p>
            <text:p text:style-name="Standard">*TRG</text:p>
            <text:p text:style-name="Standard">*WAI</text:p>
            <text:p text:style-name="Standard">ABORt<text:change-start text:change-id="ct92136144"/></text:p>
            <text:p text:style-name="P14">APPLy<text:change-end text:change-id="ct92136144"/></text:p>
            <text:p text:style-name="Standard">INITialize</text:p>
            <text:p text:style-name="P5">TRIGger[:SEQuence][:IMMediate]</text:p>
          </table:table-cell>
          <table:covered-table-cell/>
          <table:covered-table-cell/>
          <table:covered-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3. TRIGge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3. TRIGger</dc:title>
    <meta:document-statistic meta:table-count="5" meta:image-count="0" meta:object-count="0" meta:page-count="2" meta:paragraph-count="112" meta:word-count="619" meta:character-count="4131" meta:non-whitespace-character-count="3625"/>
    <meta:user-defined meta:name="WebPublish_Post_AdditionalCategories">9</meta:user-defined>
    <meta:user-defined meta:name="WebPublish_Post_PrimaryCategory">8</meta:user-defined>
    <meta:user-defined meta:name="WebPublish_Post_Profile">EEZ</meta:user-defined>
    <meta:user-defined meta:name="WebPublish_Post_PublishOption">Publish now</meta:user-defined>
  </office:meta>
</office:document-meta>
</file>